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ohit Devanagari1" svg:font-family="'Lohit Devanagari'" style:font-family-generic="swiss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Tahoma" svg:font-family="Tahoma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w Cen MT1" svg:font-family="'Tw Cen MT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First_20_Page">
      <style:table-properties style:width="6.9993in" fo:margin-top="0in" fo:margin-bottom="0in" style:page-number="auto" table:align="center" style:writing-mode="lr-tb"/>
    </style:style>
    <style:style style:name="Table1.A" style:family="table-column">
      <style:table-column-properties style:column-width="1.6174in"/>
    </style:style>
    <style:style style:name="Table1.B" style:family="table-column">
      <style:table-column-properties style:column-width="5.3819in"/>
    </style:style>
    <style:style style:name="Table1.1" style:family="table-row">
      <style:table-row-properties style:min-row-height="0.45in" style:keep-together="true" fo:keep-together="auto"/>
    </style:style>
    <style:style style:name="Table1.A1" style:family="table-cell">
      <style:table-cell-properties style:vertical-align="middle" fo:background-color="#775f55" fo:padding-left="0.075in" fo:padding-right="0.075in" fo:padding-top="0in" fo:padding-bottom="0in" fo:border-left="none" fo:border-right="none" fo:border-top="none" fo:border-bottom="0.0556in solid #ffffff">
        <style:background-image/>
      </style:table-cell-properties>
    </style:style>
    <style:style style:name="Table1.2" style:family="table-row">
      <style:table-row-properties style:min-row-height="0.1in" style:keep-together="true" fo:keep-together="auto"/>
    </style:style>
    <style:style style:name="Table1.A2" style:family="table-cell">
      <style:table-cell-properties style:vertical-align="middle" fo:background-color="#dd8047" fo:padding-left="0.075in" fo:padding-right="0.075in" fo:padding-top="0in" fo:padding-bottom="0in" fo:border-left="none" fo:border-right="0.0556in solid #ffffff" fo:border-top="0.0556in solid #ffffff" fo:border-bottom="none">
        <style:background-image/>
      </style:table-cell-properties>
    </style:style>
    <style:style style:name="Table1.B2" style:family="table-cell">
      <style:table-cell-properties fo:background-color="#94b6d2" fo:padding-left="0.075in" fo:padding-right="0.075in" fo:padding-top="0in" fo:padding-bottom="0in" fo:border-left="0.0556in solid #ffffff" fo:border-right="none" fo:border-top="0.0556in solid #ffffff" fo:border-bottom="none">
        <style:background-image/>
      </style:table-cell-properties>
    </style:style>
    <style:style style:name="Table1.3" style:family="table-row">
      <style:table-row-properties style:min-row-height="0.1785in" style:keep-together="true" fo:keep-together="auto"/>
    </style:style>
    <style:style style:name="Table1.A3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9292in" fo:margin-top="0in" fo:margin-bottom="0in" table:align="center" style:writing-mode="lr-tb"/>
    </style:style>
    <style:style style:name="Table2.A" style:family="table-column">
      <style:table-column-properties style:column-width="1.6222in"/>
    </style:style>
    <style:style style:name="Table2.B" style:family="table-column">
      <style:table-column-properties style:column-width="5.3069in"/>
    </style:style>
    <style:style style:name="Table2.1" style:family="table-row">
      <style:table-row-properties style:min-row-height="0.2in" style:keep-together="true" fo:keep-together="auto"/>
    </style:style>
    <style:style style:name="Table2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_20_Odd">
      <style:paragraph-properties fo:margin-top="0in" fo:margin-bottom="0.1252in" fo:text-align="end" style:justify-single-word="false" fo:padding-left="0in" fo:padding-right="0in" fo:padding-top="0.0138in" fo:padding-bottom="0in" fo:border-left="none" fo:border-right="none" fo:border-top="0.0071in solid #94b6d2" fo:border-bottom="none"/>
    </style:style>
    <style:style style:name="P2" style:family="paragraph" style:parent-style-name="Standard">
      <style:paragraph-properties fo:margin-top="0in" fo:margin-bottom="0.1252in"/>
    </style:style>
    <style:style style:name="P3" style:family="paragraph" style:parent-style-name="Standard">
      <style:text-properties style:font-name="Tahoma" style:font-name-complex="Tahoma1"/>
    </style:style>
    <style:style style:name="P4" style:family="paragraph" style:parent-style-name="Standard">
      <style:paragraph-properties fo:margin-top="0in" fo:margin-bottom="0in"/>
      <style:text-properties style:font-name="Tahoma" style:font-name-complex="Tahoma1"/>
    </style:style>
    <style:style style:name="P5" style:family="paragraph" style:parent-style-name="Standard">
      <style:paragraph-properties fo:margin-top="0in" fo:margin-bottom="0in" fo:line-height="100%"/>
      <style:text-properties style:font-name="Tahoma" style:font-name-complex="Tahoma1"/>
    </style:style>
    <style:style style:name="P6" style:family="paragraph" style:parent-style-name="Standard">
      <style:paragraph-properties fo:margin-top="0in" fo:margin-bottom="0in" fo:text-align="center" style:justify-single-word="false"/>
      <style:text-properties style:font-name="Tahoma" style:language-asian="en" style:country-asian="US" style:font-name-complex="Tahoma1"/>
    </style:style>
    <style:style style:name="P7" style:family="paragraph" style:parent-style-name="Standard">
      <style:paragraph-properties fo:margin-top="0in" fo:margin-bottom="0in" fo:line-height="100%"/>
      <style:text-properties style:font-name="Tahoma" fo:font-size="12pt" style:font-size-asian="12pt" style:font-name-complex="Tahoma1" style:font-size-complex="12pt"/>
    </style:style>
    <style:style style:name="P8" style:family="paragraph" style:parent-style-name="Standard">
      <style:paragraph-properties fo:margin-top="0in" fo:margin-bottom="0in" fo:text-align="center" style:justify-single-word="false"/>
    </style:style>
    <style:style style:name="P9" style:family="paragraph" style:parent-style-name="Standard">
      <style:paragraph-properties fo:margin-top="0in" fo:margin-bottom="0in" fo:line-height="100%"/>
      <style:text-properties fo:color="#ffffff" style:font-name="Tahoma" fo:font-weight="bold" style:font-weight-asian="bold" style:font-name-complex="Tahoma1" style:font-size-complex="11.5pt" style:font-weight-complex="bold"/>
    </style:style>
    <style:style style:name="P10" style:family="paragraph" style:parent-style-name="Subsection">
      <style:paragraph-properties fo:margin-top="0in" fo:margin-bottom="0in" fo:line-height="100%"/>
      <style:text-properties style:font-name="Tahoma" fo:font-size="12pt" style:font-size-asian="12pt" style:font-name-complex="Tahoma1" style:font-size-complex="12pt"/>
    </style:style>
    <style:style style:name="P11" style:family="paragraph" style:parent-style-name="Subsection">
      <style:paragraph-properties fo:margin-top="0in" fo:margin-bottom="0in" fo:line-height="100%"/>
      <style:text-properties style:font-name="Tahoma" fo:font-size="12pt" fo:letter-spacing="normal" style:font-size-asian="12pt" style:font-name-complex="Tahoma1" style:font-size-complex="12pt" style:font-weight-complex="bold"/>
    </style:style>
    <style:style style:name="P12" style:family="paragraph" style:parent-style-name="Subsection">
      <style:paragraph-properties fo:margin-top="0in" fo:margin-bottom="0in" fo:line-height="100%"/>
      <style:text-properties style:font-name="Tahoma" fo:font-size="14pt" style:font-size-asian="14pt" style:font-name-complex="Tahoma1" style:font-size-complex="14pt"/>
    </style:style>
    <style:style style:name="P13" style:family="paragraph" style:parent-style-name="Subsection">
      <style:paragraph-properties fo:margin-top="0in" fo:margin-bottom="0in" fo:line-height="100%"/>
      <style:text-properties style:font-name="Tahoma" style:font-name-complex="Tahoma1"/>
    </style:style>
    <style:style style:name="P14" style:family="paragraph" style:parent-style-name="Subsection">
      <style:paragraph-properties fo:margin-top="0in" fo:margin-bottom="0in" fo:line-height="100%"/>
    </style:style>
    <style:style style:name="P15" style:family="paragraph" style:parent-style-name="List_20_Bullet">
      <style:paragraph-properties fo:margin-top="0in" fo:margin-bottom="0in" fo:line-height="100%"/>
      <style:text-properties style:font-name="Tahoma" style:font-name-complex="Tahoma1"/>
    </style:style>
    <style:style style:name="P16" style:family="paragraph" style:parent-style-name="Date">
      <style:text-properties style:font-name="Tahoma" style:font-name-complex="Tahoma1"/>
    </style:style>
    <style:style style:name="P17" style:family="paragraph" style:parent-style-name="List_20_Bullet">
      <style:paragraph-properties fo:margin-left="0in" fo:margin-right="0in" fo:margin-top="0in" fo:margin-bottom="0in" fo:line-height="100%" fo:text-indent="0in" style:auto-text-indent="false"/>
      <style:text-properties style:font-name="Tahoma" fo:font-size="12pt" style:font-size-asian="12pt" style:font-name-complex="Tahoma1" style:font-size-complex="12pt"/>
    </style:style>
    <style:style style:name="P18" style:family="paragraph" style:parent-style-name="List_20_Bullet">
      <style:paragraph-properties fo:margin-left="0in" fo:margin-right="0in" fo:margin-top="0in" fo:margin-bottom="0in" fo:line-height="100%" fo:text-indent="0in" style:auto-text-indent="false"/>
      <style:text-properties style:font-name="Tahoma" style:font-name-complex="Tahoma1"/>
    </style:style>
    <style:style style:name="P19" style:family="paragraph" style:parent-style-name="Personal_20_Name">
      <style:paragraph-properties fo:line-height="100%"/>
      <style:text-properties style:font-name="Tahoma" style:font-name-complex="Tahoma1"/>
    </style:style>
    <style:style style:name="P20" style:family="paragraph" style:parent-style-name="Sender_20_Address">
      <style:text-properties style:font-name="Tahoma" style:font-name-complex="Tahoma1"/>
    </style:style>
    <style:style style:name="P21" style:family="paragraph" style:parent-style-name="Sender_20_Address">
      <style:text-properties style:font-name="Tahoma" fo:font-size="12pt" style:font-size-asian="12pt" style:font-name-complex="Tahoma1" style:font-size-complex="12pt"/>
    </style:style>
    <style:style style:name="P22" style:family="paragraph" style:parent-style-name="Section">
      <style:paragraph-properties fo:margin-top="0.3335in" fo:margin-bottom="0in"/>
      <style:text-properties style:font-name="Tahoma" fo:font-size="14pt" style:font-size-asian="14pt" style:font-name-complex="Tahoma1" style:font-size-complex="14pt"/>
    </style:style>
    <style:style style:name="P23" style:family="paragraph" style:parent-style-name="Section">
      <style:paragraph-properties fo:margin-top="0.3335in" fo:margin-bottom="0in"/>
      <style:text-properties style:font-name="Tahoma" style:font-name-complex="Tahoma1"/>
    </style:style>
    <style:style style:name="P24" style:family="paragraph" style:parent-style-name="List_20_Bullet">
      <style:paragraph-properties fo:margin-left="0.25in" fo:margin-right="0in" fo:margin-top="0in" fo:margin-bottom="0in" fo:line-height="100%" fo:text-indent="-0.25in" style:auto-text-indent="false"/>
      <style:text-properties style:font-name="Tahoma" style:font-name-complex="Tahoma1"/>
    </style:style>
    <style:style style:name="P25" style:family="paragraph" style:parent-style-name="Subsection">
      <style:paragraph-properties fo:margin-top="0in" fo:margin-bottom="0in" fo:line-height="100%"/>
      <style:text-properties style:font-name="Tahoma" fo:font-size="12pt" fo:letter-spacing="normal" style:font-size-asian="12pt" style:font-name-complex="Tahoma1" style:font-size-complex="12pt" style:font-weight-complex="bold"/>
    </style:style>
    <style:style style:name="P26" style:family="paragraph" style:parent-style-name="List_20_Bullet" style:list-style-name="WWNum1">
      <style:paragraph-properties fo:margin-top="0in" fo:margin-bottom="0in" fo:line-height="100%"/>
      <style:text-properties style:font-name="Tahoma" style:font-name-complex="Tahoma1"/>
    </style:style>
    <style:style style:name="P27" style:family="paragraph" style:parent-style-name="List_20_Bullet" style:list-style-name="WWNum2">
      <style:paragraph-properties fo:margin-top="0in" fo:margin-bottom="0in" fo:line-height="100%"/>
      <style:text-properties style:font-name="Tahoma" style:font-name-complex="Tahoma1"/>
    </style:style>
    <style:style style:name="P28" style:family="paragraph" style:parent-style-name="List_20_Bullet" style:list-style-name="WWNum3">
      <style:paragraph-properties fo:margin-top="0in" fo:margin-bottom="0in" fo:line-height="100%"/>
      <style:text-properties style:font-name="Tahoma" style:font-name-complex="Tahoma1"/>
    </style:style>
    <style:style style:name="P29" style:family="paragraph" style:parent-style-name="List_20_Bullet" style:list-style-name="WWNum4">
      <style:paragraph-properties fo:margin-top="0in" fo:margin-bottom="0in" fo:line-height="100%"/>
      <style:text-properties style:font-name="Tahoma" style:font-name-complex="Tahoma1"/>
    </style:style>
    <style:style style:name="P30" style:family="paragraph" style:parent-style-name="List_20_Bullet" style:list-style-name="WWNum6">
      <style:paragraph-properties fo:margin-top="0in" fo:margin-bottom="0in" fo:line-height="100%"/>
      <style:text-properties style:font-name="Tahoma" style:font-name-complex="Tahoma1"/>
    </style:style>
    <style:style style:name="P31" style:family="paragraph" style:parent-style-name="List_20_Bullet" style:list-style-name="L1">
      <style:paragraph-properties fo:margin-top="0in" fo:margin-bottom="0in" fo:line-height="100%"/>
      <style:text-properties style:font-name="Tahoma" fo:font-size="12pt" style:font-size-asian="12pt" style:font-name-complex="Tahoma1" style:font-size-complex="12pt"/>
    </style:style>
    <style:style style:name="T1" style:family="text">
      <style:text-properties style:font-name="Tahoma" style:font-name-complex="Tahoma1"/>
    </style:style>
    <style:style style:name="T2" style:family="text">
      <style:text-properties style:font-name="Tahoma" style:font-name-complex="Tahoma1" style:font-size-complex="12pt"/>
    </style:style>
    <style:style style:name="T3" style:family="text">
      <style:text-properties style:font-name="Tahoma" fo:font-size="12pt" style:font-size-asian="12pt" style:font-name-complex="Tahoma1" style:font-size-complex="12pt"/>
    </style:style>
    <style:style style:name="T4" style:family="text">
      <style:text-properties style:font-name="Tahoma" fo:font-size="12pt" fo:letter-spacing="normal" style:font-size-asian="12pt" style:font-name-complex="Tahoma1" style:font-size-complex="12pt" style:font-weight-complex="bold"/>
    </style:style>
    <style:style style:name="T5" style:family="text">
      <style:text-properties style:font-name="Tahoma" fo:letter-spacing="normal" style:font-name-complex="Tahoma1" style:font-size-complex="12pt" style:font-weight-complex="bold"/>
    </style:style>
    <style:style style:name="T6" style:family="text">
      <style:text-properties style:font-name-complex="Tahoma1" style:font-weight-complex="bold"/>
    </style:style>
    <style:style style:name="T7" style:family="text">
      <style:text-properties fo:color="#0070c0" style:font-name="Tahoma" fo:font-size="12pt" style:font-size-asian="12pt" style:font-name-complex="Tahoma1" style:font-size-complex="12pt"/>
    </style:style>
    <style:style style:name="T8" style:family="text">
      <style:text-properties fo:color="#000000" style:font-name="Tahoma" fo:font-size="11.5pt" fo:letter-spacing="normal" fo:font-weight="normal" style:font-size-asian="11.5pt" style:font-weight-asian="normal" style:font-name-complex="Tahoma1" style:font-weight-complex="bold"/>
    </style:style>
    <style:style style:name="T9" style:family="text">
      <style:text-properties fo:color="#000000" style:font-name="Tahoma" fo:font-size="11.5pt" fo:letter-spacing="normal" fo:font-weight="normal" style:font-size-asian="11.5pt" style:font-weight-asian="normal" style:font-name-complex="Tahoma1" style:font-size-complex="12pt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Eric L Bella</text:p>
          </table:table-cell>
        </table:table-row>
        <table:table-row table:style-name="Table1.2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21">17 East Regent Street</text:p>
            <text:p text:style-name="Sender_20_Address"><text:span text:style-name="T3">Indianapolis, IN <text:s/>46225<text:line-break/>(463) 224-2415<text:line-break/></text:span><text:a xlink:type="simple" xlink:href="mailto:ericlbella@gmail.com" text:style-name="Internet_20_link" text:visited-style-name="Visited_20_Internet_20_Link">ericlbella@gmail.com</text:a><text:span text:style-name="T7"> </text:span></text:p>
          </table:table-cell>
        </table:table-row>
        <table:table-row table:style-name="Table1.3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20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22">Education</text:p>
            <text:p text:style-name="P12"/>
            <text:p text:style-name="P13">Eleven Fifty Academy</text:p>
            <text:p text:style-name="P18">Software Development Boot Camp</text:p>
            <text:p text:style-name="P13"/>
            <text:p text:style-name="P13">Purdue University</text:p>
            <text:p text:style-name="P13">West Lafayette, IN</text:p>
            <text:p text:style-name="P24">Graduated 2001 G.P.A. 3.14</text:p>
            <text:p text:style-name="P18">B.S. in Computer Information Systems</text:p>
            <text:p text:style-name="P22">experience</text:p>
            <text:p text:style-name="P10"/>
            <text:p text:style-name="P14"><text:span text:style-name="T1">Arkansas Department of Environmental Quality – Waste Programs</text:span><text:span text:style-name="T8"> </text:span><text:span text:style-name="T2">|</text:span><text:span text:style-name="T5">Administrative Specialist III</text:span><text:span text:style-name="T6"> </text:span></text:p>
            <text:p text:style-name="P7">5301 Northshore Drive - North Little Rock, AR <text:s/>72118</text:p>
            <text:p text:style-name="P5">2006 - 2016</text:p>
            <text:list xml:id="list8343531465944088737" text:style-name="WWNum1">
              <text:list-item>
                <text:p text:style-name="P26">Maintained all data for the State of Arkansas in the EPA RCRA Info Database</text:p>
              </text:list-item>
              <text:list-item>
                <text:p text:style-name="P26">Communicated regularly with facilities generating hazardous waste<text:line-break/>Maintained Hazardous Waste Annual Reports in the web-based Easitrak System and Microsoft Access Databases</text:p>
              </text:list-item>
              <text:list-item>
                <text:p text:style-name="P26">Corresponded with companies concerning various fees relating to hazardous waste</text:p>
              </text:list-item>
              <text:list-item>
                <text:p text:style-name="P26">Updated and corrected the internal Invoice Microsoft Access Database</text:p>
              </text:list-item>
            </text:list>
            <text:p text:style-name="P15"/>
            <text:p text:style-name="P14"><text:span text:style-name="T1">Wal-Mart Stores Inc. </text:span><text:span text:style-name="T8"><text:s/></text:span><text:span text:style-name="T2">|</text:span><text:span text:style-name="T5">Front Line Cashier</text:span><text:span text:style-name="T6"> </text:span></text:p>
            <text:p text:style-name="P7">9053 AR-107 – Sherwood, AR <text:s/>72120 </text:p>
            <text:p text:style-name="P7">2015-2016</text:p>
            <text:list xml:id="list7075016676885441911" text:style-name="L1">
              <text:list-item>
                <text:p text:style-name="P31">Informed and assisted customers regarding various products and purchases</text:p>
              </text:list-item>
              <text:list-item>
                <text:p text:style-name="P31">Motivated and directed other associates with handling cash register functions and organizing aisles</text:p>
              </text:list-item>
            </text:list>
            <text:p text:style-name="P11"/>
            <text:p text:style-name="P11"/>
            <text:p text:style-name="P14"><text:soft-page-break/><text:span text:style-name="T4">Wal-Mart Stores Inc. </text:span><text:span text:style-name="T9"><text:s/></text:span><text:span text:style-name="T4">|Front Line Cashier </text:span></text:p>
            <text:p text:style-name="P7">400 Bryant, Ave – Bryant, AR <text:s/>72022</text:p>
            <text:p text:style-name="P5">2011 - 2012</text:p>
            <text:list xml:id="list6559043162008210535" text:style-name="WWNum2">
              <text:list-item>
                <text:p text:style-name="P27">Informed and assisted customers regarding various products and purchases</text:p>
              </text:list-item>
              <text:list-item>
                <text:p text:style-name="P27">Motivated and directed other associates with handling cash register functions and organizing aisles</text:p>
                <text:p text:style-name="P27"><text:bookmark text:name="Bookmark"/></text:p>
              </text:list-item>
            </text:list>
            <text:p text:style-name="P14"><text:span text:style-name="T1">Cracker Barrel Old Country Store </text:span><text:span text:style-name="T8"><text:s/></text:span><text:span text:style-name="T2">|</text:span><text:span text:style-name="T5">Server</text:span><text:span text:style-name="T6"> </text:span></text:p>
            <text:p text:style-name="P7">318 Commerce Street - Benton, AR <text:s/>72015</text:p>
            <text:p text:style-name="P5">2008 - 2010</text:p>
            <text:list xml:id="list7367322112486674639" text:style-name="WWNum3">
              <text:list-item>
                <text:p text:style-name="P28">Provided great service and assist guests with food choices</text:p>
              </text:list-item>
              <text:list-item>
                <text:p text:style-name="P28">Helped fellow co-workers with maintaining the appeal of the restaurant</text:p>
              </text:list-item>
              <text:list-item>
                <text:p text:style-name="P28">Kept knowledgeable about all food items and special meals</text:p>
              </text:list-item>
            </text:list>
            <text:p text:style-name="P10"/>
            <text:p text:style-name="P14"><text:span text:style-name="T1">Nuvell Financial Services</text:span><text:span text:style-name="T8"> </text:span><text:span text:style-name="T2">|</text:span><text:span text:style-name="T5"> Customer Service Specialist</text:span><text:span text:style-name="T6"> </text:span></text:p>
            <text:p text:style-name="P7">17500 Chenal Parkway - Little Rock, AR <text:s/>72223</text:p>
            <text:p text:style-name="P5">2005 - 2006</text:p>
            <text:list xml:id="list2206661223638036506" text:style-name="WWNum4">
              <text:list-item>
                <text:p text:style-name="P29">Handled customer complaints and inquiries regarding assessed motor vehicle tax on leased vehicles</text:p>
              </text:list-item>
              <text:list-item>
                <text:p text:style-name="P29">Oversaw and completed transactions with various taxing jurisdictions in regards to obtaining refunds on motor vehicle excise tax</text:p>
              </text:list-item>
              <text:list-item>
                <text:p text:style-name="P29">Utilized brainstorming skills to help improve standards for collection purposes</text:p>
              </text:list-item>
            </text:list>
            <text:p text:style-name="P17"/>
            <text:p text:style-name="P14"><text:span text:style-name="T1">Wal-Mart Stores Inc. </text:span><text:span text:style-name="T8"><text:s/></text:span><text:span text:style-name="T2">|</text:span><text:span text:style-name="T5"> Cashier/Sales Floor Associate</text:span></text:p>
            <text:p text:style-name="P7">19301 Cantrell Road - Little Rock, AR <text:s/>72223</text:p>
            <text:p text:style-name="P5">2004 - 2007</text:p>
            <text:list xml:id="list34353816" text:continue-list="list6559043162008210535" text:style-name="WWNum2">
              <text:list-item>
                <text:p text:style-name="P27">Informed and assisted customers regarding various products and purchases</text:p>
              </text:list-item>
              <text:list-item>
                <text:p text:style-name="P27">Consulted with upper management on continuous improvement of department layout</text:p>
              </text:list-item>
              <text:list-item>
                <text:p text:style-name="P27">Motivated and direct edother associates with handling cash register functions and organizing aisles</text:p>
              </text:list-item>
            </text:list>
            <text:p text:style-name="P23">Skills</text:p>
            <text:list xml:id="list1728507955674730146" text:style-name="WWNum6">
              <text:list-item>
                <text:p text:style-name="P30">Information Technology – C#, HTML, CSS, VB6, SQL, MS Access</text:p>
              </text:list-item>
              <text:list-item>
                <text:p text:style-name="P30">EPA RCRA, Easitrack System</text:p>
              </text:list-item>
              <text:list-item>
                <text:p text:style-name="P30">Report Control – Annual reports, special report programs, etc.</text:p>
              </text:list-item>
              <text:list-item>
                <text:p text:style-name="P30">Problem solving – conflict resolution for employees and customers, motivation building and customer service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ohit Devanagari1" svg:font-family="'Lohit Devanagari'" style:font-family-generic="swiss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Tahoma" svg:font-family="Tahoma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w Cen MT1" svg:font-family="'Tw Cen MT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.5pt" fo:language="en" fo:country="US" style:letter-kerning="true" style:font-size-asian="11.5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w Cen MT" fo:font-size="11.5pt" fo:language="en" fo:country="US" style:letter-kerning="true" style:font-name-asian="Tw Cen MT1" style:font-size-asian="11.5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252in" fo:line-height="110%" fo:text-align="start" style:justify-single-word="false" fo:orphans="2" fo:widows="2" style:writing-mode="lr-tb"/>
      <style:text-properties fo:color="#00000a" style:font-name="Tw Cen MT" fo:font-size="11.5pt" fo:language="en" fo:country="US" style:letter-kerning="true" style:font-name-asian="Tw Cen MT1" style:font-size-asian="11.5pt" style:language-asian="ja" style:country-asian="JP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15%"/>
    </style:style>
    <style:style style:name="List" style:family="paragraph" style:parent-style-name="Standard" style:default-outline-level="" style:list-style-name="" style:class="list">
      <style:paragraph-properties fo:margin-left="0.25in" fo:margin-right="0in" fo:text-indent="-0.25in" style:auto-text-indent="false"/>
      <style:text-properties style:font-name-complex="Lucida San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083in" fo:margin-bottom="0.0555in" fo:line-height="100%"/>
      <style:text-properties fo:text-transform="uppercase" fo:color="#775f55" style:font-name="Tw Cen M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665in" fo:margin-bottom="0.0555in"/>
      <style:text-properties fo:color="#94b6d2" fo:font-size="14pt" fo:letter-spacing="0.0138in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665in" fo:margin-bottom="0.0417in"/>
      <style:text-properties fo:color="#000000" fo:letter-spacing="0.0071in" fo:font-weight="bold" style:font-weight-asian="bold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in"/>
      <style:text-properties fo:text-transform="uppercase" fo:font-size="11pt" fo:letter-spacing="0.0098in" style:font-size-asian="11pt" style:font-size-complex="11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/>
      <style:text-properties fo:color="#775f55" fo:letter-spacing="0.0071in" fo:font-weight="bold" style:font-weight-asian="bold" style:font-size-complex="13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in" fo:margin-bottom="0in"/>
      <style:text-properties fo:color="#dd8047" fo:letter-spacing="0.0071in" fo:font-weight="bold" style:font-weight-asian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in" fo:margin-bottom="0in"/>
      <style:text-properties fo:font-variant="small-caps" fo:color="#000000" fo:letter-spacing="0.0071in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/>
      <style:text-properties fo:color="#94b6d2" fo:font-size="12pt" fo:letter-spacing="0.0071in" fo:font-style="italic" fo:font-weight="bold" style:font-size-asian="12pt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/>
      <style:text-properties fo:text-transform="uppercase" fo:color="#a5ab81" fo:font-size="10pt" fo:letter-spacing="0.028in" fo:font-weight="bold" style:font-size-asian="10pt" style:font-weight-asian="bold"/>
    </style:style>
    <style:style style:name="Quote" style:family="paragraph" style:parent-style-name="Standard" style:default-outline-level="" style:list-style-name="">
      <style:text-properties fo:font-variant="small-caps" fo:color="#775f55" fo:letter-spacing="0.0043in" fo:font-style="italic" style:font-style-asian="italic"/>
    </style:style>
    <style:style style:name="Section" style:family="paragraph" style:parent-style-name="Standard" style:default-outline-level="" style:list-style-name="">
      <style:paragraph-properties fo:margin-top="0.3335in" fo:margin-bottom="0.028in" fo:line-height="100%"/>
      <style:text-properties fo:text-transform="uppercase" fo:color="#dd8047" fo:font-size="12pt" fo:letter-spacing="0.0417in" fo:font-weight="bold" style:font-size-asian="12pt" style:font-weight-asian="bold"/>
    </style:style>
    <style:style style:name="Subsection" style:family="paragraph" style:parent-style-name="Standard" style:default-outline-level="" style:list-style-name="">
      <style:paragraph-properties fo:margin-top="0in" fo:margin-bottom="0.028in"/>
      <style:text-properties fo:color="#94b6d2" fo:font-size="12pt" fo:letter-spacing="0.0209in" fo:font-weight="bold" style:font-size-asian="12pt" style:font-weight-asian="bold"/>
    </style:style>
    <style:style style:name="List_20_Bullet" style:display-name="List Bullet" style:family="paragraph" style:parent-style-name="Standard" style:default-outline-level="" style:list-style-name="">
      <style:text-properties fo:font-size="12pt" style:font-size-asian="12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Block_20_Text" style:display-name="Block Text" style:family="paragraph" style:default-outline-level="" style:list-style-name="">
      <style:paragraph-properties fo:margin-left="1in" fo:margin-right="1in" fo:margin-top="0in" fo:margin-bottom="0.1945in" fo:line-height="100%" fo:text-align="justify" style:justify-single-word="false" fo:orphans="2" fo:widows="2" fo:text-indent="0in" style:auto-text-indent="false" fo:padding-left="0in" fo:padding-right="0in" fo:padding-top="0.139in" fo:padding-bottom="0.139in" fo:border-left="none" fo:border-right="none" fo:border-top="0.0035in solid #bed3e4" fo:border-bottom="0.0417in solid #bed3e4" style:writing-mode="lr-tb"/>
      <style:text-properties fo:color="#808080" style:font-name="Tw Cen MT" fo:font-size="14pt" fo:language="en" fo:country="US" style:letter-kerning="true" style:font-name-asian="Times New Roman" style:font-size-asian="14pt" style:language-asian="ko" style:country-asian="KR" style:font-name-complex="Times New Roman" style:font-size-complex="14pt" style:language-complex="hi" style:country-complex="IN"/>
    </style:style>
    <style:style style:name="caption" style:family="paragraph" style:parent-style-name="Standard" style:default-outline-level="" style:list-style-name="">
      <style:text-properties fo:text-transform="uppercase" fo:font-size="8pt" fo:font-weight="bold" style:font-size-asian="8pt" style:font-weight-asian="bold" style:font-size-complex="9pt" style:font-weight-complex="bold"/>
    </style:style>
    <style:style style:name="Header_20_and_20_Footer" style:display-name="Header and Footer" style:family="paragraph" style:parent-style-name="Standard" style:default-outline-level="" style:list-style-name=""/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Intense_20_Quote" style:display-name="Intense Quote" style:family="paragraph" style:parent-style-name="Standard" style:default-outline-level="" style:list-style-name="">
      <style:paragraph-properties fo:margin-left="0.5in" fo:margin-right="0.5in" fo:margin-top="0.2083in" fo:margin-bottom="0.2083in" fo:text-indent="0in" style:auto-text-indent="false" fo:background-color="#ffffff" style:border-line-width="0.0008in 0.0138in 0.0008in" fo:padding="0.139in" fo:border="0.0154in double #dd8047">
        <style:background-image/>
      </style:paragraph-properties>
      <style:text-properties fo:color="#dd8047" fo:font-weight="bold" style:font-weight-asian="bold"/>
    </style:style>
    <style:style style:name="List_20_Bullet_20_3" style:display-name="List Bullet 3" style:family="paragraph" style:parent-style-name="Standard" style:default-outline-level="" style:list-style-name="">
      <style:paragraph-properties fo:margin-left="0.5in" fo:margin-right="0in" fo:text-indent="-0.25in" style:auto-text-indent="false"/>
      <style:text-properties fo:color="#dd8047"/>
    </style:style>
    <style:style style:name="List_20_Bullet_20_2" style:display-name="List Bullet 2" style:family="paragraph" style:parent-style-name="Standard" style:default-outline-level="" style:list-style-name="">
      <style:text-properties fo:color="#94b6d2"/>
    </style:style>
    <style:style style:name="List_20_Bullet_20_4" style:display-name="List Bullet 4" style:family="paragraph" style:parent-style-name="Standard" style:default-outline-level="" style:list-style-name="">
      <style:text-properties fo:text-transform="uppercase" fo:letter-spacing="0.0028in"/>
    </style:style>
    <style:style style:name="List_20_Bullet_20_5" style:display-name="List Bullet 5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252in" fo:text-indent="0in" style:auto-text-indent="false"/>
    </style:style>
    <style:style style:name="No_20_Spacing" style:display-name="No Spacing" style:family="paragraph" style:parent-style-name="Standard" style:default-outline-level="" style:list-style-name="">
      <style:paragraph-properties fo:margin-top="0in" fo:margin-bottom="0in" fo:line-height="100%"/>
    </style:style>
    <style:style style:name="Normal_20_Indent" style:display-name="Normal Indent" style:family="paragraph" style:parent-style-name="Standard" style:default-outline-level="" style:list-style-name="">
      <style:paragraph-properties fo:margin-top="0in" fo:margin-bottom="0.1252in" fo:line-height="125%"/>
    </style:style>
    <style:style style:name="Personal_20_Name" style:display-name="Personal Name" style:family="paragraph" style:parent-style-name="Standard" style:default-outline-level="" style:list-style-name="">
      <style:paragraph-properties fo:margin-top="0in" fo:margin-bottom="0in"/>
      <style:text-properties fo:color="#ffffff" fo:font-size="20pt" style:font-size-asian="20pt"/>
    </style:style>
    <style:style style:name="Sender_27_s_20_Address" style:display-name="Sender's Address" style:family="paragraph" style:parent-style-name="No_20_Spacing" style:default-outline-level="" style:list-style-name="">
      <style:paragraph-properties fo:margin-top="0.1665in" fo:margin-bottom="0in"/>
      <style:text-properties fo:color="#775f55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5in" fo:line-height="100%" fo:text-align="start" style:justify-single-word="false"/>
      <style:text-properties fo:text-transform="uppercase" fo:color="#dd8047" style:font-name="Tw Cen MT" fo:font-size="12pt" fo:letter-spacing="0.0346in" fo:font-style="italic" fo:font-weight="bold" style:font-size-asian="12pt" style:font-style-asian="italic" style:font-weight-asian="bold" style:font-size-complex="11pt" style:font-style-complex="italic"/>
    </style:style>
    <style:style style:name="table_20_of_20_authorities" style:display-name="table of authorities" style:family="paragraph" style:parent-style-name="Standard" style:default-outline-level="" style:list-style-name="">
      <style:paragraph-properties fo:margin-left="0.1528in" fo:margin-right="0in" fo:text-indent="-0.1528in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line-height="100%" fo:text-align="start" style:justify-single-word="false"/>
      <style:text-properties fo:color="#775f55" fo:font-size="36pt" fo:font-weight="bold" style:font-size-asian="36pt" style:font-weight-asian="bold" style:font-size-complex="24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.1252in" fo:margin-bottom="0.028in" fo:line-height="100%" fo:text-indent="0in" style:auto-text-indent="false">
        <style:tab-stops>
          <style:tab-stop style:position="5.9929in" style:type="right" style:leader-style="dotted" style:leader-text="."/>
        </style:tab-stops>
      </style:paragraph-properties>
      <style:text-properties fo:text-transform="uppercase" fo:color="#775f55" fo:font-weight="bold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in" fo:margin-right="0in" fo:margin-top="0in" fo:margin-bottom="0.028in" fo:line-height="100%" fo:text-indent="0in" style:auto-text-indent="false">
        <style:tab-stops>
          <style:tab-stop style:position="5.9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2in" fo:margin-right="0in" fo:margin-top="0in" fo:margin-bottom="0.028in" fo:line-height="100%" fo:text-indent="0in" style:auto-text-indent="false">
        <style:tab-stops>
          <style:tab-stop style:position="5.992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3in" fo:margin-right="0in" fo:margin-top="0in" fo:margin-bottom="0.028in" fo:line-height="100%" fo:text-indent="0in" style:auto-text-indent="false">
        <style:tab-stops>
          <style:tab-stop style:position="5.992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0.4in" fo:margin-right="0in" fo:margin-top="0in" fo:margin-bottom="0.028in" fo:line-height="100%" fo:text-indent="0in" style:auto-text-indent="false">
        <style:tab-stops>
          <style:tab-stop style:position="5.992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0.5in" fo:margin-right="0in" fo:margin-top="0in" fo:margin-bottom="0.028in" fo:line-height="100%" fo:text-indent="0in" style:auto-text-indent="false">
        <style:tab-stops>
          <style:tab-stop style:position="5.992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0.6in" fo:margin-right="0in" fo:margin-top="0in" fo:margin-bottom="0.028in" fo:line-height="100%" fo:text-indent="0in" style:auto-text-indent="false">
        <style:tab-stops>
          <style:tab-stop style:position="5.992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0.7in" fo:margin-right="0in" fo:margin-top="0in" fo:margin-bottom="0.028in" fo:line-height="100%" fo:text-indent="0in" style:auto-text-indent="false">
        <style:tab-stops>
          <style:tab-stop style:position="5.9929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0.8in" fo:margin-right="0in" fo:margin-top="0in" fo:margin-bottom="0.028in" fo:line-height="100%" fo:text-indent="0in" style:auto-text-indent="false">
        <style:tab-stops>
          <style:tab-stop style:position="5.9929in" style:type="right" style:leader-style="dotted" style:leader-text="."/>
        </style:tab-stops>
      </style:paragraph-properties>
    </style:style>
    <style:style style:name="Date" style:family="paragraph" style:parent-style-name="No_20_Spacing" style:default-outline-level="" style:list-style-name="">
      <style:paragraph-properties fo:margin-top="0in" fo:margin-bottom="0in" fo:text-align="center" style:justify-single-word="false"/>
      <style:text-properties fo:color="#ffffff" fo:font-weight="bold" style:font-weight-asian="bold"/>
    </style:style>
    <style:style style:name="Footer_20_Even" style:display-name="Footer Even" style:family="paragraph" style:parent-style-name="Standard" style:default-outline-level="" style:list-style-name="">
      <style:paragraph-properties fo:padding-left="0in" fo:padding-right="0in" fo:padding-top="0.0138in" fo:padding-bottom="0in" fo:border-left="none" fo:border-right="none" fo:border-top="0.0071in solid #94b6d2" fo:border-bottom="none"/>
      <style:text-properties fo:color="#775f55" fo:font-size="10pt" style:font-size-asian="10pt"/>
    </style:style>
    <style:style style:name="Footer_20_Odd" style:display-name="Footer Odd" style:family="paragraph" style:parent-style-name="Standard" style:default-outline-level="" style:list-style-name="">
      <style:paragraph-properties fo:text-align="end" style:justify-single-word="false" fo:padding-left="0in" fo:padding-right="0in" fo:padding-top="0.0138in" fo:padding-bottom="0in" fo:border-left="none" fo:border-right="none" fo:border-top="0.0071in solid #94b6d2" fo:border-bottom="none"/>
      <style:text-properties fo:color="#775f55" fo:font-size="10pt" style:font-size-asian="10pt"/>
    </style:style>
    <style:style style:name="Header_20_Even" style:display-name="Header Even" style:family="paragraph" style:parent-style-name="No_20_Spacing" style:default-outline-level="" style:list-style-name="">
      <style:paragraph-properties fo:padding-left="0in" fo:padding-right="0in" fo:padding-top="0in" fo:padding-bottom="0.0138in" fo:border-left="none" fo:border-right="none" fo:border-top="none" fo:border-bottom="0.0071in solid #94b6d2"/>
      <style:text-properties fo:color="#775f55" fo:font-size="10pt" fo:font-weight="bold" style:font-size-asian="10pt" style:font-weight-asian="bold"/>
    </style:style>
    <style:style style:name="Header_20_Odd" style:display-name="Header Odd" style:family="paragraph" style:parent-style-name="No_20_Spacing" style:default-outline-level="" style:list-style-name="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94b6d2"/>
      <style:text-properties fo:color="#775f55" fo:font-size="10pt" fo:font-weight="bold" style:font-size-asian="10pt" style:font-weight-asian="bold"/>
    </style:style>
    <style:style style:name="Sender_20_Address" style:display-name="Sender Address" style:family="paragraph" style:parent-style-name="No_20_Spacing" style:default-outline-level="" style:list-style-name=""/>
    <style:style style:name="Company_20_Name" style:display-name="Company Name" style:family="paragraph" style:parent-style-name="Standard" style:default-outline-level="" style:list-style-name="">
      <style:paragraph-properties fo:margin-top="0in" fo:margin-bottom="0in"/>
      <style:text-properties fo:color="#775f55" fo:font-size="18pt" fo:font-weight="bold" style:font-size-asian="18pt" style:font-weight-asian="bold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Quote_20_Char" style:display-name="Quote Char" style:family="text" style:parent-style-name="Default_20_Paragraph_20_Font">
      <style:text-properties fo:font-variant="small-caps" fo:color="#775f55" fo:font-size="11.5pt" fo:letter-spacing="0.0043in" fo:font-style="italic" style:font-size-asian="11.5pt" style:language-asian="ja" style:country-asian="JP" style:font-style-asian="italic" style:font-name-complex="Times New Roman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ja" style:country-asian="JP" style:font-name-complex="Tahoma1" style:font-size-complex="8pt"/>
    </style:style>
    <style:style style:name="Book_20_Title" style:display-name="Book Title" style:family="text" style:parent-style-name="Default_20_Paragraph_20_Font">
      <style:text-properties fo:color="#775f55" style:font-name="Tw Cen MT" fo:font-size="11.5pt" fo:font-style="italic" style:font-size-asian="11.5pt" style:font-style-asian="italic" style:font-name-complex="Times New Roman" style:font-size-complex="10pt"/>
    </style:style>
    <style:style style:name="Emphasis" style:family="text">
      <style:text-properties fo:color="#775f55" style:font-name="Tw Cen MT" fo:font-size="11.5pt" fo:letter-spacing="0.0071in" fo:font-style="italic" fo:font-weight="bold" style:font-size-asian="11.5pt" style:font-style-asian="italic" style:font-weight-asian="bold" style:font-style-complex="italic"/>
    </style:style>
    <style:style style:name="Footer_20_Char" style:display-name="Footer Char" style:family="text" style:parent-style-name="Default_20_Paragraph_20_Font">
      <style:text-properties fo:font-size="11.5pt" style:font-size-asian="11.5pt" style:language-asian="ja" style:country-asian="JP" style:font-name-complex="Times New Roman" style:font-size-complex="10pt"/>
    </style:style>
    <style:style style:name="Header_20_Char" style:display-name="Header Char" style:family="text" style:parent-style-name="Default_20_Paragraph_20_Font">
      <style:text-properties fo:font-size="11.5pt" style:font-size-asian="11.5pt" style:language-asian="ja" style:country-asian="JP" style:font-name-complex="Times New Roman" style:font-size-complex="10pt"/>
    </style:style>
    <style:style style:name="Heading_20_1_20_Char" style:display-name="Heading 1 Char" style:family="text" style:parent-style-name="Default_20_Paragraph_20_Font">
      <style:text-properties fo:text-transform="uppercase" fo:color="#775f55" style:font-name="Tw Cen MT" fo:font-size="16pt" style:font-size-asian="16pt" style:language-asian="ja" style:country-asian="JP" style:font-name-complex="Times New Roman" style:font-size-complex="16pt"/>
    </style:style>
    <style:style style:name="Heading_20_2_20_Char" style:display-name="Heading 2 Char" style:family="text" style:parent-style-name="Default_20_Paragraph_20_Font">
      <style:text-properties fo:color="#94b6d2" fo:font-size="14pt" fo:letter-spacing="0.0138in" fo:font-weight="bold" style:font-size-asian="14pt" style:language-asian="ja" style:country-asian="JP" style:font-weight-asian="bold" style:font-name-complex="Times New Roman" style:font-size-complex="14pt"/>
    </style:style>
    <style:style style:name="Heading_20_3_20_Char" style:display-name="Heading 3 Char" style:family="text" style:parent-style-name="Default_20_Paragraph_20_Font">
      <style:text-properties fo:color="#000000" fo:font-size="11.5pt" fo:letter-spacing="0.0071in" fo:font-weight="bold" style:font-size-asian="11.5pt" style:language-asian="ja" style:country-asian="JP" style:font-weight-asian="bold" style:font-name-complex="Times New Roman" style:font-size-complex="12pt"/>
    </style:style>
    <style:style style:name="Heading_20_4_20_Char" style:display-name="Heading 4 Char" style:family="text" style:parent-style-name="Default_20_Paragraph_20_Font">
      <style:text-properties fo:text-transform="uppercase" fo:letter-spacing="0.0098in" style:language-asian="ja" style:country-asian="JP" style:font-name-complex="Times New Roman"/>
    </style:style>
    <style:style style:name="Heading_20_5_20_Char" style:display-name="Heading 5 Char" style:family="text" style:parent-style-name="Default_20_Paragraph_20_Font">
      <style:text-properties fo:color="#775f55" fo:font-size="11.5pt" fo:letter-spacing="0.0071in" fo:font-weight="bold" style:font-size-asian="11.5pt" style:language-asian="ja" style:country-asian="JP" style:font-weight-asian="bold" style:font-name-complex="Times New Roman" style:font-size-complex="13pt"/>
    </style:style>
    <style:style style:name="Heading_20_6_20_Char" style:display-name="Heading 6 Char" style:family="text" style:parent-style-name="Default_20_Paragraph_20_Font">
      <style:text-properties fo:color="#dd8047" fo:font-size="11.5pt" fo:letter-spacing="0.0071in" fo:font-weight="bold" style:font-size-asian="11.5pt" style:language-asian="ja" style:country-asian="JP" style:font-weight-asian="bold" style:font-name-complex="Times New Roman" style:font-size-complex="10pt"/>
    </style:style>
    <style:style style:name="Heading_20_7_20_Char" style:display-name="Heading 7 Char" style:family="text" style:parent-style-name="Default_20_Paragraph_20_Font">
      <style:text-properties fo:font-variant="small-caps" fo:color="#000000" fo:font-size="11.5pt" fo:letter-spacing="0.0071in" style:font-size-asian="11.5pt" style:language-asian="ja" style:country-asian="JP" style:font-name-complex="Times New Roman" style:font-size-complex="10pt"/>
    </style:style>
    <style:style style:name="Heading_20_8_20_Char" style:display-name="Heading 8 Char" style:family="text" style:parent-style-name="Default_20_Paragraph_20_Font">
      <style:text-properties fo:color="#94b6d2" fo:font-size="12pt" fo:letter-spacing="0.0071in" fo:font-style="italic" fo:font-weight="bold" style:font-size-asian="12pt" style:language-asian="ja" style:country-asian="JP" style:font-style-asian="italic" style:font-weight-asian="bold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text-transform="uppercase" fo:color="#a5ab81" fo:font-size="10pt" fo:letter-spacing="0.028in" fo:font-weight="bold" style:font-size-asian="10pt" style:language-asian="ja" style:country-asian="JP" style:font-weight-asian="bold" style:font-name-complex="Times New Roman" style:font-size-complex="10pt"/>
    </style:style>
    <style:style style:name="Internet_20_link" style:display-name="Internet link" style:family="text" style:parent-style-name="Default_20_Paragraph_20_Font">
      <style:text-properties fo:color="#f7b615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dd8047" style:text-line-through-style="none" style:text-position="0% 100%" style:font-name="Tw Cen MT" fo:font-size="11.5pt" fo:letter-spacing="0.0071in" fo:font-weight="bold" style:letter-kerning="true" style:font-size-asian="11.5pt" style:font-weight-asian="bold" style:text-scale="100%"/>
    </style:style>
    <style:style style:name="Intense_20_Quote_20_Char" style:display-name="Intense Quote Char" style:family="text" style:parent-style-name="Default_20_Paragraph_20_Font">
      <style:text-properties fo:color="#dd8047" fo:font-size="11.5pt" fo:font-weight="bold" style:font-size-asian="11.5pt" style:language-asian="ja" style:country-asian="JP" style:font-weight-asian="bold" style:font-name-complex="Times New Roman" style:font-size-complex="10pt"/>
    </style:style>
    <style:style style:name="Intense_20_Reference" style:display-name="Intense Reference" style:family="text" style:parent-style-name="Default_20_Paragraph_20_Font">
      <style:text-properties fo:text-transform="uppercase" fo:color="#94b6d2" style:font-name="Tw Cen MT" fo:font-size="10pt" fo:letter-spacing="0.0071in" style:text-underline-style="solid" style:text-underline-width="auto" style:text-underline-color="#000000" fo:font-weight="bold" style:font-size-asian="10pt" style:font-weight-asian="bold" style:font-size-complex="9pt" style:text-scale="100%"/>
    </style:style>
    <style:style style:name="Strong_20_Emphasis" style:display-name="Strong Emphasis" style:family="text">
      <style:text-properties fo:color="#dd8047" style:font-name="Tw Cen MT"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text-transform="uppercase" fo:color="#dd8047" style:font-name="Tw Cen MT" fo:font-size="12pt" fo:letter-spacing="0.0346in" fo:font-weight="bold" style:font-size-asian="12pt" style:language-asian="ja" style:country-asian="JP" style:font-weight-asian="bold" style:font-name-complex="Times New Roman"/>
    </style:style>
    <style:style style:name="Subtle_20_Emphasis" style:display-name="Subtle Emphasis" style:family="text" style:parent-style-name="Default_20_Paragraph_20_Font">
      <style:text-properties style:font-name="Tw Cen MT" fo:font-size="11.5pt" fo:font-style="italic" style:font-size-asian="11.5pt" style:font-style-asian="italic"/>
    </style:style>
    <style:style style:name="Subtle_20_Reference" style:display-name="Subtle Reference" style:family="text" style:parent-style-name="Default_20_Paragraph_20_Font">
      <style:text-properties fo:color="#775f55" style:font-name="Tw Cen MT" fo:font-size="11.5pt" fo:font-style="italic" fo:font-weight="bold" style:font-size-asian="11.5pt" style:font-style-asian="italic" style:font-weight-asian="bold"/>
    </style:style>
    <style:style style:name="Title_20_Char" style:display-name="Title Char" style:family="text" style:parent-style-name="Default_20_Paragraph_20_Font">
      <style:text-properties fo:color="#775f55" fo:font-size="36pt" style:font-size-asian="36pt" style:language-asian="ja" style:country-asian="JP" style:font-name-complex="Times New Roman" style:font-size-complex="24pt"/>
    </style:style>
    <style:style style:name="Date_20_Char" style:display-name="Date Char" style:family="text" style:parent-style-name="Default_20_Paragraph_20_Font">
      <style:text-properties fo:color="#ffffff" fo:font-size="11.5pt" fo:font-weight="bold" style:font-size-asian="11.5pt" style:language-asian="ja" style:country-asian="JP" style:font-weight-asian="bold" style:font-name-complex="Times New Roman" style:font-size-complex="10pt"/>
    </style:style>
    <style:style style:name="ListLabel_20_1" style:display-name="ListLabel 1" style:family="text">
      <style:text-properties style:font-name-complex="Wingdings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_20_Odd">
      <style:paragraph-properties fo:margin-top="0in" fo:margin-bottom="0.1252in" fo:text-align="end" style:justify-single-word="false" fo:padding-left="0in" fo:padding-right="0in" fo:padding-top="0.0138in" fo:padding-bottom="0in" fo:border-left="none" fo:border-right="none" fo:border-top="0.0071in solid #94b6d2" fo:border-bottom="non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1728in" style:layout-grid-ruby-height="0.077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1728in" style:layout-grid-ruby-height="0.077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Odd">Eric L Bella</text:p>
      </style:header>
      <style:footer>
        <text:p text:style-name="Standard"/>
        <text:p text:style-name="MP1">Page 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6T19:42:00</meta:creation-date>
    <meta:initial-creator>Eric L Bella</meta:initial-creator>
    <dc:language>en-US</dc:language>
    <dc:creator>Eric Bella</dc:creator>
    <dc:date>2021-05-10T14:13:47.94</dc:date>
    <meta:editing-cycles>5</meta:editing-cycles>
    <meta:editing-duration>PT1H4M57S</meta:editing-duration>
    <meta:generator>OpenOffice/4.1.7$Win32 OpenOffice.org_project/417m1$Build-9800</meta:generator>
    <meta:document-statistic meta:table-count="2" meta:image-count="0" meta:object-count="0" meta:page-count="2" meta:paragraph-count="53" meta:word-count="403" meta:character-count="2672"/>
    <meta:user-defined meta:name="Company">Arkansas Department of Education</meta:user-defined>
    <meta:template xlink:type="simple" xlink:actuate="onRequest" xlink:title="MedianResume" xlink:href=""/>
  </office:meta>
</office:document-meta>
</file>